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0.499cm"/>
      <style:text-properties officeooo:rsid="00228429" officeooo:paragraph-rsid="00228429"/>
    </style:style>
    <style:style style:name="P2" style:family="paragraph" style:parent-style-name="Text_20_body">
      <style:paragraph-properties fo:line-height="0.499cm"/>
      <style:text-properties officeooo:rsid="0020e7ad" officeooo:paragraph-rsid="0020e7ad"/>
    </style:style>
    <style:style style:name="P3" style:family="paragraph" style:parent-style-name="Text_20_body">
      <style:paragraph-properties fo:line-height="0.499cm"/>
      <style:text-properties officeooo:rsid="0020e7ad" officeooo:paragraph-rsid="00277252"/>
    </style:style>
    <style:style style:name="P4" style:family="paragraph" style:parent-style-name="Text_20_body">
      <style:paragraph-properties fo:line-height="0.499cm"/>
      <style:text-properties officeooo:rsid="00228429" officeooo:paragraph-rsid="00228429"/>
    </style:style>
    <style:style style:name="P5" style:family="paragraph" style:parent-style-name="Text_20_body">
      <style:paragraph-properties fo:line-height="0.499cm"/>
      <style:text-properties officeooo:rsid="00228429" officeooo:paragraph-rsid="00277252"/>
    </style:style>
    <style:style style:name="P6" style:family="paragraph" style:parent-style-name="Text_20_body">
      <style:paragraph-properties fo:line-height="0.499cm"/>
      <style:text-properties fo:font-weight="bold" officeooo:rsid="00228429" officeooo:paragraph-rsid="00228429" style:font-weight-asian="bold" style:font-weight-complex="bold"/>
    </style:style>
    <style:style style:name="P7" style:family="paragraph" style:parent-style-name="Text_20_body">
      <style:paragraph-properties fo:line-height="0.499cm"/>
      <style:text-properties officeooo:rsid="002043ed" officeooo:paragraph-rsid="002043ed"/>
    </style:style>
    <style:style style:name="P8" style:family="paragraph" style:parent-style-name="Text_20_body">
      <style:paragraph-properties fo:line-height="0.499cm"/>
      <style:text-properties officeooo:rsid="0020e0fc" officeooo:paragraph-rsid="0020e0fc"/>
    </style:style>
    <style:style style:name="P9" style:family="paragraph" style:parent-style-name="Text_20_body">
      <style:paragraph-properties fo:margin-left="0cm" fo:margin-right="0cm" fo:margin-top="0.42cm" fo:margin-bottom="0.21cm" loext:contextual-spacing="false" fo:line-height="0.499cm" fo:text-indent="0cm" style:auto-text-indent="false"/>
      <style:text-properties fo:font-weight="bold" officeooo:rsid="00228429" officeooo:paragraph-rsid="00228429" style:font-weight-asian="bold" style:font-weight-complex="bold"/>
    </style:style>
    <style:style style:name="P10" style:family="paragraph" style:parent-style-name="Heading_20_1">
      <style:paragraph-properties fo:line-height="0.499cm"/>
    </style:style>
    <style:style style:name="P11" style:family="paragraph" style:parent-style-name="Text_20_body">
      <style:paragraph-properties fo:line-height="0.499cm"/>
      <style:text-properties officeooo:rsid="002043ed" officeooo:paragraph-rsid="002043ed"/>
    </style:style>
    <style:style style:name="P12" style:family="paragraph" style:parent-style-name="Text_20_body">
      <style:paragraph-properties fo:line-height="0.499cm"/>
      <style:text-properties officeooo:rsid="00228429" officeooo:paragraph-rsid="00228429"/>
    </style:style>
    <style:style style:name="T1" style:family="text">
      <style:text-properties officeooo:rsid="00277252"/>
    </style:style>
    <style:style style:name="T2" style:family="text">
      <style:text-properties style:font-name="Times New Roman1" fo:font-size="14pt" fo:font-weight="bold" officeooo:rsid="00277252" style:font-name-asian="Microsoft YaHei" style:font-size-asian="18.2000007629395pt" style:font-weight-asian="bold" style:font-name-complex="Mangal" style:font-size-complex="18.2000007629395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span text:style-name="T2">Franz Kafka</text:span> – <text:span text:style-name="T1">Proměna</text:span></text:h>
      <text:p text:style-name="P6">Informace ke knize</text:p>
      <text:p text:style-name="P7">literární druh: epika</text:p>
      <text:p text:style-name="P7">literární žánr: Povídka/novela</text:p>
      <text:p text:style-name="P7">literární forma: <text:span text:style-name="T1">próza</text:span></text:p>
      <text:p text:style-name="P8">téma: <text:span text:style-name="T1">Řehoř Sansa a jeho boj v bezvýchodné situaci</text:span></text:p>
      <text:p text:style-name="P8">kdy: <text:span text:style-name="T1">neudáno</text:span></text:p>
      <text:p text:style-name="P8">kde: <text:span text:style-name="T1">Nejaký byt rodiny která má finanční problémy</text:span></text:p>
      <text:p text:style-name="P8">kompozice: <text:span text:style-name="T1">chronologická</text:span></text:p>
      <text:p text:style-name="P8">způsob vyprávění: <text:span text:style-name="T1">er-forma</text:span></text:p>
      <text:p text:style-name="P2">charakteristika postav: Řehoř Samsa – cestující obchodník, ochotně nosí výplatu domů, živí rodinu, chce, aby žila pohodlně, a nechce jim působit jakékoliv starosti, je svědomitý. Po proměně v hmyz, se nad tím nepozastavuje; řeší to, že přijde pozdě do práce. Nepřemýšlí, proč se proměnil, s pokorou snáší odpor svých blízkých, nesnaží se jim dát najevo, že rozumí tomu, když se o něm baví jako o nějaké příšeře, že je pořád v nitru stejný jako dříve. Nechce jim způsobovat starosti. Je smířený</text:p>
      <text:p text:style-name="P3">Markétka – Řehořova sedmnáctiletá sestra, hudebně nadaná, svého bratra má velice ráda. Jediná z rodiny, která Řehoře lituje a stará se o něj, snaží se před ním překonávat svůj odpor. Kvůli nedostatku finančních prostředků musí začít pracovat, její charakter se mění, bratrův stav jí začíná být lhostejný a nenávidí ho za to, že je rodině přítěží.</text:p>
      <text:p text:style-name="P3"><text:span text:style-name="T1">M</text:span>atka – Myslí si, že jeho stav je pouze přechodný a čeká, že se jí vrátí zpět “jejich starý Řehoř”, při přímé konfrontaci se svým potomkem se však příšerně vyděsí a má z něj hrůzu. Musí si najít zaměstnání a syn se pro ni, stejně jako pro ostatní, stává jen nenáviděným břemenem.</text:p>
      <text:p text:style-name="P3"><text:span text:style-name="T1">O</text:span>tec – Vyhýbá se kontaktu se synem, při setkání ho odhání – Řehoř je mu odporný.</text:p>
      <text:p text:style-name="P2">Gréta – posluhovačka, Řehořem opovrhuje, nenazývá ho jménem ale pouze “to”</text:p>
      <text:p text:style-name="P4">jazykové prostředky: Spisovný jazyk, neutrální slova, prostý, věcný styl, občas přechodníky, paradox. slov. spojení</text:p>
      <text:p text:style-name="P4">vulgarismus → ono to chcíplo!</text:p>
      <text:p text:style-name="P4">eufemismus (tropy) → z chřípí mu slabě unikl poslední dech (jemnější oznámení smrti)</text:p>
      <text:p text:style-name="P4">hyperbola (tropy) → s největší rychlostí bouch dveřmi (v takové rychlosti by se dveře nejspíš rozpadly)</text:p>
      <text:p text:style-name="P4">řečnická otázka (figury) → “A teď?”</text:p>
      <text:p text:style-name="P9">Kontext díla</text:p>
      <text:p text:style-name="P4">Franz Kafka </text:p>
      <text:p text:style-name="P4">(1883-1924) </text:p>
      <text:p text:style-name="P4">byl to Němec (židovského původu), ale mluvil plynule česky a k české kultuře měl dobrý vztah žil v Praze </text:p>
      <text:p text:style-name="P4">jeho život byl už od počátku komplikovaný a smutný - měl velmi problémový vztah s otcem – otec nerozuměl Kafkově povaze, Kafka obdivoval otcovu sílu a rozhodnost, ale trpěl pocitem nedostatečnosti, viny, ztrátou sebedůvěry </text:p>
      <text:p text:style-name="P4"><text:soft-page-break/>rodina ho donutila vystudovat práva <text:s/></text:p>
      <text:p text:style-name="P4">pracoval v pojišťovně jako úředník – práci neměl rád, ale byl pečlivý a chválili ho </text:p>
      <text:p text:style-name="P4">psal romány a povídky (často nedokončené) </text:p>
      <text:p text:style-name="P4">postavy textů jsou něčím zvláštní (dostávají do absurdních situací, dějí se věci, které úplně odporují logice, nikde se nic nezdůvodňuje, je to samozřejmé jako ve snu, vše je ale popisováno velmi detailně do nejpatrnějších podrobností, až úřednický styl, chladný věcný) </text:p>
      <text:p text:style-name="P4">zemřel na tuberkulózu <text:s/></text:p>
      <text:p text:style-name="P4">za jeho života vyšly jen některé povídky, posmrtně byly vydány i další texty – fragmenty románů: Proces, Zámek, Amerika, další povídky a dopisy </text:p>
      <text:p text:style-name="P4">mnoho svých rukopisů sám Kafka zničil, v závěti žádal svého přítele Maxe Broda, aby jeho texty spálil, <text:s/>Brod to neudělal, naopak dílo vydal </text:p>
      <text:p text:style-name="P4">literární kontext: pražská německá literatura </text:p>
      <text:p text:style-name="P4">další autoři doby: </text:p>
      <text:p text:style-name="P4">odraz 1. světové války - R. Rolland (Petr a Lucie), E. M. Remarque (Na západní frontě klid), E. Hemingway <text:s/>(Sbohem, armádo), <text:s/></text:p>
      <text:p text:style-name="P4">další autoři – E. Hemingway (Stařec a moře), A. Christie (Deset malých černoušků, Vražda v Orient expresu), G. B. Shaw (Pygmalion), J. Steinbeck (O myších a lidech), F. S. Fitzgerald (Velký Gatsby)</text:p>
      <text:p text:style-name="P5">Děj: Řehoř Samsa se jednou ráno probudil a zjistil, že se proměnil ve velký hmyz. Nestihl tedy vlak a nesplnil pracovní úkol. Učil se používat svoje nové tělo. Když se rodina dostala do jeho pokoje, zděsila se. Jediná sestra se o něj nejdříve starala, pomáhala mu, nosila mu jídlo, ale po nějaké době v něm přestala vidět svého bratra a viděla v něm jenom hmyz. Řehoř myslel a cítil jako člověk, proměna byla pouze tělesná. Markéta s matkou odklízely nábytek v Řehořově pokoji, Řehoř se nechtěl vzdát svého oblíbeného obrazu. Když matka viděla Řehoře, ulekla se a omdlela. Markéta běžela pro esenci, aby matku vzkřísila. Řehoř běžel za sestrou, aby jí poradil, kterou lahvičku má vzít a přitom byl trošku poraněn střepem z lahvičky, která Markétě spadla. Když přišel otec, myslel si, že se Řehoř dopustil násilí. Otec po něm házel jablka a jedno jablko ho velmi zranilo. Řehoř vyděsil svým vzhledem i uklízečku a muže, kterým rodina z finančních důvodů pronajala byt. Řehoř pochopil, že všem překáží a nechtěl být na obtíž. Zemřel. Z jeho smrti měli všichni radost a zapomněli na něj</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ázev_20_hlavní_20_kapitoly" style:display-name="Název hlavní kapitoly" style:family="paragraph" style:parent-style-name="Standard">
      <style:paragraph-properties fo:margin-top="0.499cm" fo:margin-bottom="0cm" loext:contextual-spacing="false"/>
      <style:text-properties fo:font-size="12pt" fo:font-weight="bold"/>
    </style:style>
    <style:style style:name="Název_20_textu" style:display-name="Název textu" style:family="paragraph" style:parent-style-name="Název_20_hlavní_20_kapitoly">
      <style:paragraph-properties fo:margin-top="0cm" fo:margin-bottom="0cm" loext:contextual-spacing="false" fo:text-align="center" style:justify-single-word="false"/>
    </style:style>
    <style:style style:name="Heading_20_1" style:display-name="Heading 1" style:family="paragraph" style:parent-style-name="Heading" style:next-style-name="Text_20_body" style:default-outline-level="1" style:class="text">
      <style:paragraph-properties fo:margin-left="0.76cm" fo:margin-right="0cm" fo:margin-top="0.42cm" fo:margin-bottom="0.42cm" loext:contextual-spacing="false" fo:text-align="center" style:justify-single-word="false" fo:text-indent="-0.76cm" style:auto-text-indent="false">
        <style:tab-stops/>
      </style:paragraph-properties>
      <style:text-properties style:font-name="Times New Roman1" fo:font-family="'Times New Roman'" style:font-style-name="tučné" style:font-family-generic="roman" style:font-pitch="variable" fo:font-size="14pt"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0-27T16:02:09.89</meta:creation-date>
    <meta:generator>LibreOffice/6.3.4.2$Windows_X86_64 LibreOffice_project/60da17e045e08f1793c57c00ba83cdfce946d0aa</meta:generator>
    <dc:date>2020-11-02T13:14:35.244000000</dc:date>
    <meta:editing-duration>PT1H41M48S</meta:editing-duration>
    <meta:editing-cycles>13</meta:editing-cycles>
    <meta:document-statistic meta:table-count="0" meta:image-count="0" meta:object-count="0" meta:page-count="2" meta:paragraph-count="37" meta:word-count="717" meta:character-count="4486" meta:non-whitespace-character-count="3776"/>
  </office:meta>
</office:document-meta>
</file>